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1mm"/>
    </style:style>
    <style:style style:name="co2" style:family="table-column">
      <style:table-column-properties fo:break-before="auto" style:column-width="39.97mm"/>
    </style:style>
    <style:style style:name="co3" style:family="table-column">
      <style:table-column-properties fo:break-before="auto" style:column-width="14.13mm"/>
    </style:style>
    <style:style style:name="co4" style:family="table-column">
      <style:table-column-properties fo:break-before="auto" style:column-width="8.91mm"/>
    </style:style>
    <style:style style:name="co5" style:family="table-column">
      <style:table-column-properties fo:break-before="auto" style:column-width="17.64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7.36mm"/>
    </style:style>
    <style:style style:name="co8" style:family="table-column">
      <style:table-column-properties fo:break-before="auto" style:column-width="23.34mm"/>
    </style:style>
    <style:style style:name="co9" style:family="table-column">
      <style:table-column-properties fo:break-before="auto" style:column-width="21.18mm"/>
    </style:style>
    <style:style style:name="co10" style:family="table-column">
      <style:table-column-properties fo:break-before="auto" style:column-width="15.66mm"/>
    </style:style>
    <style:style style:name="co11" style:family="table-column">
      <style:table-column-properties fo:break-before="auto" style:column-width="21.5mm"/>
    </style:style>
    <style:style style:name="co12" style:family="table-column">
      <style:table-column-properties fo:break-before="auto" style:column-width="18.12mm"/>
    </style:style>
    <style:style style:name="co13" style:family="table-column">
      <style:table-column-properties fo:break-before="auto" style:column-width="19.03mm"/>
    </style:style>
    <style:style style:name="co14" style:family="table-column">
      <style:table-column-properties fo:break-before="auto" style:column-width="48.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0.57mm" fo:break-before="auto" style:use-optimal-row-height="false"/>
    </style:style>
    <style:style style:name="ro2" style:family="table-row">
      <style:table-row-properties style:row-height="9.15mm" fo:break-before="auto" style:use-optimal-row-height="false"/>
    </style:style>
    <style:style style:name="ro3" style:family="table-row">
      <style:table-row-properties style:row-height="6.9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6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8pt" style:font-size-asian="8pt" style:font-size-complex="8pt"/>
    </style:style>
    <style:style style:name="ce12" style:family="table-cell" style:parent-style-name="Default" style:data-style-name="N37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1.06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1.06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.06m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1.06m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1.06mm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.06mm"/>
      <style:text-properties style:use-window-font-color="true" fo:font-size="8pt" style:font-size-asian="8pt" style:font-size-complex="8pt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1.06mm"/>
      <style:text-properties style:use-window-font-color="true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0"/>
        <table:table-column table:style-name="co15" table:number-columns-repeated="1009" table:default-cell-style-name="ce4"/>
        <table:table-row table:style-name="ro1">
          <table:table-cell table:style-name="ce1" office:value-type="string" calcext:value-type="string">
            <text:p>num fonc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Entrée / sortie</text:p>
          </table:table-cell>
          <table:table-cell table:style-name="ce1" office:value-type="string" calcext:value-type="string">
            <text:p>num E/S</text:p>
          </table:table-cell>
          <table:table-cell table:style-name="ce1" office:value-type="string" calcext:value-type="string">
            <text:p>nom E/S</text:p>
          </table:table-cell>
          <table:table-cell table:style-name="ce1" office:value-type="string" calcext:value-type="string">
            <text:p>Rep. Conn.</text:p>
          </table:table-cell>
          <table:table-cell table:style-name="ce1" office:value-type="string" calcext:value-type="string">
            <text:p>Broche</text:p>
          </table:table-cell>
          <table:table-cell table:style-name="ce1" office:value-type="string" calcext:value-type="string">
            <text:p>Connecteur / Capteur</text:p>
          </table:table-cell>
          <table:table-cell table:style-name="ce1" office:value-type="string" calcext:value-type="string">
            <text:p>Numerique / analogique</text:p>
          </table:table-cell>
          <table:table-cell table:style-name="ce1" office:value-type="string" calcext:value-type="string">
            <text:p>Valeur nominale</text:p>
          </table:table-cell>
          <table:table-cell table:style-name="ce1" office:value-type="string" calcext:value-type="string">
            <text:p>Plage variation</text:p>
          </table:table-cell>
          <table:table-cell table:style-name="ce1" office:value-type="string" calcext:value-type="string">
            <text:p>Connexion arduino</text:p>
          </table:table-cell>
          <table:table-cell table:style-name="ce1" office:value-type="string" calcext:value-type="string">
            <text:p>Connecteur arduino</text:p>
          </table:table-cell>
          <table:table-cell table:style-name="ce1" office:value-type="string" calcext:value-type="string">
            <text:p>Description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 et mesure consommation</text:p>
          </table:table-cell>
          <table:table-cell table:style-name="ce5" office:value-type="string" calcext:value-type="string">
            <text:p>Entré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 batterie</text:p>
          </table:table-cell>
          <table:table-cell table:style-name="ce5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ornier à vis 2 pôles</text:p>
          </table:table-cell>
          <table:table-cell table:style-name="ce5" office:value-type="string" calcext:value-type="string">
            <text:p>Analogique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0 à 10V/15V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string" calcext:value-type="string">
            <text:p>- Entrée tension batterie 12V</text:p>
            <text:p>- interrupteur M/A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 et mesure consommation</text:p>
          </table:table-cell>
          <table:table-cell table:style-name="ce5" office:value-type="string" calcext:value-type="string">
            <text:p>Entré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ornier à vis 2 pôles</text:p>
          </table:table-cell>
          <table:table-cell table:style-name="ce5" office:value-type="string" calcext:value-type="string">
            <text:p>Analogique</text:p>
          </table:table-cell>
          <table:table-cell table:style-name="ce5" office:value-type="string" calcext:value-type="string">
            <text:p>0V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V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12V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4" office:value-type="string" calcext:value-type="string">
            <text:p>Alimentation carte</text:p>
          </table:table-cell>
          <table:table-cell table:number-columns-repeated="100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5V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POWER</text:p>
          </table:table-cell>
          <table:table-cell table:style-name="ce14" office:value-type="string" calcext:value-type="string">
            <text:p>Alimentation carte</text:p>
          </table:table-cell>
          <table:table-cell table:number-columns-repeated="1009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J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ornier à vis 2 pôles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5V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4" office:value-type="string" calcext:value-type="string">
            <text:p>- Sortie 5V externe</text:p>
            <text:p>- LED verte signale mise sous tension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énération alimentation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J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ornier à vis 2 pôles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0V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sure courant charge batterie</text:p>
          </table:table-cell>
          <table:table-cell table:style-name="ce5" office:value-type="string" calcext:value-type="string">
            <text:p>Entré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LEM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apteur courant</text:p>
          </table:table-cell>
          <table:table-cell table:style-name="ce5" office:value-type="string" calcext:value-type="string">
            <text:p>Analogiqu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 – 25A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string" calcext:value-type="string">
            <text:p>- Ip, courant de charge batterie</text:p>
            <text:p>- Fil conducteur qui recharge la batterie DOIT traverser le LEM</text:p>
          </table:table-cell>
          <table:table-cell table:number-columns-repeated="1009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sure courant charge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batCan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ADCL</text:p>
          </table:table-cell>
          <table:table-cell table:style-name="ce14" office:value-type="string" calcext:value-type="string">
            <text:p>tension analogique proportionnelle au courant de charge batterie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sure courant charge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batCan</text:p>
          </table:table-cell>
          <table:table-cell table:style-name="ce6" office:value-type="string" calcext:value-type="string">
            <text:p>G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 office:value-type="string" calcext:value-type="string">
            <text:p>tension analogique proportionnelle au courant de charge batterie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sure courant charge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G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/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sure tension batteri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bat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12V</text:p>
          </table:table-cell>
          <table:table-cell table:style-name="ce7" office:value-type="string" calcext:value-type="string">
            <text:p>0 – 10V/1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Tension batterie (Ubat &lt; 20V)</text:p>
          </table:table-cell>
          <table:table-cell table:number-columns-repeated="100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sure tension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batCan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DCL</text:p>
          </table:table-cell>
          <table:table-cell table:style-name="ce14" office:value-type="string" calcext:value-type="string">
            <text:p>tension analogique proportionnelle à la tension batterie</text:p>
          </table:table-cell>
          <table:table-cell table:number-columns-repeated="100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sure tension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batCan</text:p>
          </table:table-cell>
          <table:table-cell table:style-name="ce6" office:value-type="string" calcext:value-type="string">
            <text:p>G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 office:value-type="string" calcext:value-type="string">
            <text:p>tension analogique proportionnelle à la tension batterie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sure tension batteri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G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bat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12V</text:p>
          </table:table-cell>
          <table:table-cell table:style-name="ce7" office:value-type="string" calcext:value-type="string">
            <text:p>0 – 10V/1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Tension batterie à l’entrée de la résistance shunt (0,25 ohm 2W)</text:p>
          </table:table-cell>
          <table:table-cell table:number-columns-repeated="100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batSh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12V</text:p>
          </table:table-cell>
          <table:table-cell table:style-name="ce7" office:value-type="string" calcext:value-type="string">
            <text:p>0 – 10V/1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Tension batterie à la sortie de la résistance shunt (0,25 ohm 2W)</text:p>
            <text:p>UbatSh ≤ Ubat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batCan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DCL</text:p>
          </table:table-cell>
          <table:table-cell table:style-name="ce14" office:value-type="string" calcext:value-type="string">
            <text:p>tension analogique proportionnelle à la tension batterie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6" office:value-type="string" calcext:value-type="string">
            <text:p>Sort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batShCan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DCL</text:p>
          </table:table-cell>
          <table:table-cell table:style-name="ce14" office:value-type="string" calcext:value-type="string">
            <text:p>tension analogique proportionnelle à la tension de sortie du shunt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6" office:value-type="string" calcext:value-type="string">
            <text:p>Sortie</text:p>
          </table:table-cell>
          <table:table-cell table:style-name="ce12" office:value-type="string" calcext:value-type="string">
            <text:p>3-4</text:p>
          </table:table-cell>
          <table:table-cell table:style-name="ce6" office:value-type="string" calcext:value-type="string">
            <text:p>UbatCan</text:p>
          </table:table-cell>
          <table:table-cell table:style-name="ce6" office:value-type="string" calcext:value-type="string">
            <text:p>G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 office:value-type="string" calcext:value-type="string">
            <text:p>tension analogique proportionnelle à la tension batterie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6" office:value-type="string" calcext:value-type="string">
            <text:p>Sortie</text:p>
          </table:table-cell>
          <table:table-cell table:style-name="ce12" office:value-type="string" calcext:value-type="string">
            <text:p>3-4</text:p>
          </table:table-cell>
          <table:table-cell table:style-name="ce6" office:value-type="string" calcext:value-type="string">
            <text:p>UbatShCan</text:p>
          </table:table-cell>
          <table:table-cell table:style-name="ce6" office:value-type="string" calcext:value-type="string">
            <text:p>G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 – 5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 office:value-type="string" calcext:value-type="string">
            <text:p>tension analogique proportionnelle à la tension de sortie du shunt</text:p>
          </table:table-cell>
          <table:table-cell table:number-columns-repeated="100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ure consommation système</text:p>
          </table:table-cell>
          <table:table-cell table:style-name="ce6" office:value-type="string" calcext:value-type="string">
            <text:p>Sortie</text:p>
          </table:table-cell>
          <table:table-cell table:style-name="ce12" office:value-type="string" calcext:value-type="string">
            <text:p>3-4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G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rove</text:p>
          </table:table-cell>
          <table:table-cell table:style-name="ce6" office:value-type="string" calcext:value-type="string">
            <text:p>Analogiqu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0V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4" office:value-type="string" calcext:value-type="string">
            <text:p>Iconsommé = (Ubat - UbatSh) / Rshunt</text:p>
            <text:p>Pconsommée = Ubat . Iconsommé</text:p>
          </table:table-cell>
          <table:table-cell table:number-columns-repeated="100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PWML</text:p>
          </table:table-cell>
          <table:table-cell table:style-name="ce15" office:value-type="string" calcext:value-type="string">
            <text:p>signal tout ou rien 0 ou 5V</text:p>
            <text:p>Interruption possible</text:p>
          </table:table-cell>
          <table:table-cell table:number-columns-repeated="100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PWML</text:p>
          </table:table-cell>
          <table:table-cell table:style-name="ce15" office:value-type="string" calcext:value-type="string">
            <text:p>signal tout ou rien 0 ou 5V</text:p>
            <text:p>Interruption possible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Vcc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G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PWML</text:p>
          </table:table-cell>
          <table:table-cell table:style-name="ce16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G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PWML</text:p>
          </table:table-cell>
          <table:table-cell table:style-name="ce16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G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G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5-6</text:p>
          </table:table-cell>
          <table:table-cell table:style-name="ce7" office:value-type="string" calcext:value-type="string">
            <text:p>D8</text:p>
          </table:table-cell>
          <table:table-cell table:style-name="ce7" office:value-type="string" calcext:value-type="string">
            <text:p>G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8</text:p>
          </table:table-cell>
          <table:table-cell table:style-name="ce7" office:value-type="string" calcext:value-type="string">
            <text:p>PWMH</text:p>
          </table:table-cell>
          <table:table-cell table:style-name="ce15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5-6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G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PWMH</text:p>
          </table:table-cell>
          <table:table-cell table:style-name="ce15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5-6</text:p>
          </table:table-cell>
          <table:table-cell table:style-name="ce7" office:value-type="string" calcext:value-type="string">
            <text:p>Vcc</text:p>
          </table:table-cell>
          <table:table-cell table:style-name="ce7" office:value-type="string" calcext:value-type="string">
            <text:p>G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7" office:value-type="string" calcext:value-type="string">
            <text:p>E/S</text:p>
          </table:table-cell>
          <table:table-cell table:style-name="ce7" office:value-type="string" calcext:value-type="string">
            <text:p>5-6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7-8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G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PWMH</text:p>
          </table:table-cell>
          <table:table-cell table:style-name="ce16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7-8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G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PWMH</text:p>
          </table:table-cell>
          <table:table-cell table:style-name="ce16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7-8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G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rées-sorties numériques</text:p>
          </table:table-cell>
          <table:table-cell table:style-name="ce8" office:value-type="string" calcext:value-type="string">
            <text:p>E/S</text:p>
          </table:table-cell>
          <table:table-cell table:style-name="ce8" office:value-type="string" calcext:value-type="string">
            <text:p>7-8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G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G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à 5 V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ADCL</text:p>
          </table:table-cell>
          <table:table-cell table:style-name="ce15" office:value-type="string" calcext:value-type="string">
            <text:p>Tension analogique à convertir en numérique (vers CAN arduino)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A1e</text:p>
          </table:table-cell>
          <table:table-cell table:style-name="ce7" office:value-type="string" calcext:value-type="string">
            <text:p>G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à 1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Tension analogique à convertir en numérique (vers CAN arduino)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0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à 5V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DCL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à 5V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DCL</text:p>
          </table:table-cell>
          <table:table-cell table:style-name="ce17" office:value-type="string" calcext:value-type="string">
            <text:p>Tension <text:s/>analogique proportionnelle à la tension d’entrée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3-4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G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à 5 V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DCL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3-4</text:p>
          </table:table-cell>
          <table:table-cell table:style-name="ce7" office:value-type="string" calcext:value-type="string">
            <text:p>A3e</text:p>
          </table:table-cell>
          <table:table-cell table:style-name="ce7" office:value-type="string" calcext:value-type="string">
            <text:p>G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à 2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Tension analogique à convertir en numérique (vers CAN arduino)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string" calcext:value-type="string">
            <text:p>3-4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à 5V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DCL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ntrées analogiques à convertir en numérique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3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à 5V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DCL</text:p>
          </table:table-cell>
          <table:table-cell table:style-name="ce17" office:value-type="string" calcext:value-type="string">
            <text:p>Tension <text:s/>analogique proportionnelle à la tension d’entrée</text:p>
          </table:table-cell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7" office:value-type="string" calcext:value-type="string">
            <text:p>Serie-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D0_Rx0</text:p>
          </table:table-cell>
          <table:table-cell table:style-name="ce7" office:value-type="string" calcext:value-type="string">
            <text:p>G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0</text:p>
          </table:table-cell>
          <table:table-cell table:style-name="ce7" office:value-type="string" calcext:value-type="string">
            <text:p>PWML</text:p>
          </table:table-cell>
          <table:table-cell table:style-name="ce15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7" office:value-type="string" calcext:value-type="string">
            <text:p>Serie-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D1_Tx0</text:p>
          </table:table-cell>
          <table:table-cell table:style-name="ce7" office:value-type="string" calcext:value-type="string">
            <text:p>G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PWML</text:p>
          </table:table-cell>
          <table:table-cell table:style-name="ce15" office:value-type="string" calcext:value-type="string">
            <text:p>signal tout ou rien 0 ou 5V</text:p>
          </table:table-cell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7" office:value-type="string" calcext:value-type="string">
            <text:p>Serie-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Vcc</text:p>
          </table:table-cell>
          <table:table-cell table:style-name="ce7" office:value-type="string" calcext:value-type="string">
            <text:p>G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7" office:value-type="string" calcext:value-type="string">
            <text:p>Serie-E/S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8" office:value-type="string" calcext:value-type="string">
            <text:p>Port-E/S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D19_Rx1</text:p>
          </table:table-cell>
          <table:table-cell table:style-name="ce8" office:value-type="string" calcext:value-type="string">
            <text:p>G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Communicat.</text:p>
          </table:table-cell>
          <table:table-cell table:style-name="ce16" office:value-type="string" calcext:value-type="string">
            <text:p>signal tout ou rien 0 ou 5V</text:p>
            <text:p>Interruption possible</text:p>
          </table:table-cell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8" office:value-type="string" calcext:value-type="string">
            <text:p>Port-E/S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D18_Tx1</text:p>
          </table:table-cell>
          <table:table-cell table:style-name="ce8" office:value-type="string" calcext:value-type="string">
            <text:p>G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Communicat.</text:p>
          </table:table-cell>
          <table:table-cell table:style-name="ce16" office:value-type="string" calcext:value-type="string">
            <text:p>signal tout ou rien 0 ou 5V</text:p>
            <text:p>Interruption possible</text:p>
          </table:table-cell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8" office:value-type="string" calcext:value-type="string">
            <text:p>Port-E/S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G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orts série ou Entrées-sorties numériques</text:p>
          </table:table-cell>
          <table:table-cell table:style-name="ce8" office:value-type="string" calcext:value-type="string">
            <text:p>Port-E/S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G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Dac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- 5V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PWML</text:p>
          </table:table-cell>
          <table:table-cell table:style-name="ce15" office:value-type="string" calcext:value-type="string">
            <text:p>Signal PWM pour générer une tension analogique continue</text:p>
          </table:table-cell>
          <table:table-cell table:number-columns-repeated="100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wm externe</text:p>
          </table:table-cell>
          <table:table-cell table:style-name="ce7" office:value-type="string" calcext:value-type="string">
            <text:p>G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- 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Signal PWM pour générer une tension analogique continue</text:p>
          </table:table-cell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sDac5</text:p>
          </table:table-cell>
          <table:table-cell table:style-name="ce9" office:value-type="string" calcext:value-type="string">
            <text:p>G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ove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à 5V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office:value-type="string" calcext:value-type="string">
            <text:p>Tension <text:s/>analogique continue proportionnelle à la pwm d’entrée</text:p>
          </table:table-cell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G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ove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V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pwm1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- 5V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PWML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pwm1</text:p>
          </table:table-cell>
          <table:table-cell table:style-name="ce9" office:value-type="string" calcext:value-type="string">
            <text:p>G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rove</text:p>
          </table:table-cell>
          <table:table-cell table:style-name="ce9" office:value-type="string" calcext:value-type="string">
            <text:p>PWM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 - 5V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office:value-type="string" calcext:value-type="string">
            <text:p>signal PWM 0 - 5V</text:p>
          </table:table-cell>
          <table:table-cell table:number-columns-repeated="1009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AC 0-5V à partir d'un signal PWM et signal PWM</text:p>
          </table:table-cell>
          <table:table-cell table:style-name="ce9" office:value-type="string" calcext:value-type="string">
            <text:p>Sorti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G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ove</text:p>
          </table:table-cell>
          <table:table-cell table:style-name="ce9" office:value-type="string" calcext:value-type="string">
            <text:p>Analogiqu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V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CK</text:p>
          </table:table-cell>
          <table:table-cell table:style-name="ce7" office:value-type="string" calcext:value-type="string">
            <text:p>G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SCK</text:p>
          </table:table-cell>
          <table:table-cell table:style-name="ce7" office:value-type="string" calcext:value-type="string">
            <text:p>SPI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string" calcext:value-type="string">
            <text:p>G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ou 5V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string" calcext:value-type="string">
            <text:p>SPI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S</text:p>
          </table:table-cell>
          <table:table-cell table:style-name="ce8" office:value-type="string" calcext:value-type="string">
            <text:p>G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SS</text:p>
          </table:table-cell>
          <table:table-cell table:style-name="ce8" office:value-type="string" calcext:value-type="string">
            <text:p>SPI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ISO</text:p>
          </table:table-cell>
          <table:table-cell table:style-name="ce8" office:value-type="string" calcext:value-type="string">
            <text:p>G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ou 5V</text:p>
          </table:table-cell>
          <table:table-cell table:style-name="ce8" office:value-type="string" calcext:value-type="string">
            <text:p>MISO</text:p>
          </table:table-cell>
          <table:table-cell table:style-name="ce8" office:value-type="string" calcext:value-type="string">
            <text:p>SPI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us SPI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G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rove</text:p>
          </table:table-cell>
          <table:table-cell table:style-name="ce8" office:value-type="string" calcext:value-type="string">
            <text:p>Numér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G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 à 5V</text:p>
          </table:table-cell>
          <table:table-cell table:style-name="ce10" office:value-type="string" calcext:value-type="string">
            <text:p>SDA</text:p>
          </table:table-cell>
          <table:table-cell table:style-name="ce10" office:value-type="string" calcext:value-type="string">
            <text:p>Communicat.</text:p>
          </table:table-cell>
          <table:table-cell table:style-name="ce18" office:value-type="string" calcext:value-type="string">
            <text:p>R pull-up activable par cavalier</text:p>
          </table:table-cell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DA</text:p>
          </table:table-cell>
          <table:table-cell table:style-name="ce10" office:value-type="string" calcext:value-type="string">
            <text:p>G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 à 5V</text:p>
          </table:table-cell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Communicat.</text:p>
          </table:table-cell>
          <table:table-cell table:style-name="ce18" office:value-type="string" calcext:value-type="string">
            <text:p>R pull-up activable par cavalier</text:p>
          </table:table-cell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cc</text:p>
          </table:table-cell>
          <table:table-cell table:style-name="ce10" office:value-type="string" calcext:value-type="string">
            <text:p>G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Communicat.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string" calcext:value-type="string">
            <text:p>G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Communicat.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1" office:value-type="string" calcext:value-type="string">
            <text:p>i2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L</text:p>
          </table:table-cell>
          <table:table-cell table:style-name="ce11" office:value-type="string" calcext:value-type="string">
            <text:p>G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rove</text:p>
          </table:table-cell>
          <table:table-cell table:style-name="ce11" office:value-type="string" calcext:value-type="string">
            <text:p>Analogiqu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 à 5V</text:p>
          </table:table-cell>
          <table:table-cell table:style-name="ce11" office:value-type="string" calcext:value-type="string">
            <text:p>SDA</text:p>
          </table:table-cell>
          <table:table-cell table:style-name="ce11" office:value-type="string" calcext:value-type="string">
            <text:p>Communicat.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1" office:value-type="string" calcext:value-type="string">
            <text:p>i2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DA</text:p>
          </table:table-cell>
          <table:table-cell table:style-name="ce11" office:value-type="string" calcext:value-type="string">
            <text:p>G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rove</text:p>
          </table:table-cell>
          <table:table-cell table:style-name="ce11" office:value-type="string" calcext:value-type="string">
            <text:p>Analogiqu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 à 5V</text:p>
          </table:table-cell>
          <table:table-cell table:style-name="ce11" office:value-type="string" calcext:value-type="string">
            <text:p>SDA</text:p>
          </table:table-cell>
          <table:table-cell table:style-name="ce11" office:value-type="string" calcext:value-type="string">
            <text:p>Communicat.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1" office:value-type="string" calcext:value-type="string">
            <text:p>i2c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Vcc</text:p>
          </table:table-cell>
          <table:table-cell table:style-name="ce11" office:value-type="string" calcext:value-type="string">
            <text:p>G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rove</text:p>
          </table:table-cell>
          <table:table-cell table:style-name="ce11" office:value-type="string" calcext:value-type="string">
            <text:p>Analog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mmunicat.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1" office:value-type="string" calcext:value-type="string">
            <text:p>i2c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11" office:value-type="string" calcext:value-type="string">
            <text:p>G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rove</text:p>
          </table:table-cell>
          <table:table-cell table:style-name="ce11" office:value-type="string" calcext:value-type="string">
            <text:p>Analog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mmunicat.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G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 à 5V</text:p>
          </table:table-cell>
          <table:table-cell table:style-name="ce10" office:value-type="string" calcext:value-type="string">
            <text:p>SDA</text:p>
          </table:table-cell>
          <table:table-cell table:style-name="ce10" office:value-type="string" calcext:value-type="string">
            <text:p>Communicat.</text:p>
          </table:table-cell>
          <table:table-cell table:style-name="ce18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DA</text:p>
          </table:table-cell>
          <table:table-cell table:style-name="ce10" office:value-type="string" calcext:value-type="string">
            <text:p>G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 à 5V</text:p>
          </table:table-cell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Communicat.</text:p>
          </table:table-cell>
          <table:table-cell table:style-name="ce18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cc</text:p>
          </table:table-cell>
          <table:table-cell table:style-name="ce10" office:value-type="string" calcext:value-type="string">
            <text:p>G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municat.</text:p>
          </table:table-cell>
          <table:table-cell table:style-name="ce15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us i2c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10" office:value-type="string" calcext:value-type="string">
            <text:p>G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style-name="ce10" office:value-type="string" calcext:value-type="string">
            <text:p>Analog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municat.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version numérique-analogique (DAC) <text:s/>0 - 10V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Dac1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- 5V</text:p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PWMH</text:p>
          </table:table-cell>
          <table:table-cell table:style-name="ce15" office:value-type="string" calcext:value-type="string">
            <text:p>Signal PWM pour générer une tension analogique continue</text:p>
          </table:table-cell>
          <table:table-cell table:number-columns-repeated="1009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version numérique-analogique (DAC) <text:s/>0 - 10V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wm externe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ove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 - 5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 office:value-type="string" calcext:value-type="string">
            <text:p>Signal PWM pour générer une tension analogique continue</text:p>
          </table:table-cell>
          <table:table-cell table:number-columns-repeated="1009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version numérique-analogique (DAC) <text:s/>0 - 10V</text:p>
          </table:table-cell>
          <table:table-cell table:style-name="ce7" office:value-type="string" calcext:value-type="string">
            <text:p>Entré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rove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0V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5"/>
          <table:table-cell table:number-columns-repeated="1009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version numérique-analogique (DAC) <text:s/>0 - 10V</text:p>
          </table:table-cell>
          <table:table-cell table:style-name="ce8" office:value-type="string" calcext:value-type="string">
            <text:p>Sorti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s10f</text:p>
          </table:table-cell>
          <table:table-cell table:style-name="ce8" office:value-type="string" calcext:value-type="string">
            <text:p>J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ornier à vis 2 pôles</text:p>
          </table:table-cell>
          <table:table-cell table:style-name="ce8" office:value-type="string" calcext:value-type="string">
            <text:p>Analog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 à 1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 office:value-type="string" calcext:value-type="string">
            <text:p>Tension <text:s/>analogique continue proportionnelle à la pwm d’entrée</text:p>
          </table:table-cell>
          <table:table-cell table:number-columns-repeated="1009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version numérique-analogique (DAC) <text:s/>0 - 10V</text:p>
          </table:table-cell>
          <table:table-cell table:style-name="ce8" office:value-type="string" calcext:value-type="string">
            <text:p>Sorti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J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ornier à vis 2 pôles</text:p>
          </table:table-cell>
          <table:table-cell table:style-name="ce8" office:value-type="string" calcext:value-type="string">
            <text:p>Analogiq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0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6"/>
          <table:table-cell table:number-columns-repeated="1009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ignal LED</text:p>
          </table:table-cell>
          <table:table-cell table:style-name="ce10" office:value-type="string" calcext:value-type="string">
            <text:p>Sorti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14_LED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Numériq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 ou 5V</text:p>
          </table:table-cell>
          <table:table-cell table:style-name="ce10" office:value-type="string" calcext:value-type="string">
            <text:p>D14</text:p>
          </table:table-cell>
          <table:table-cell table:style-name="ce10" office:value-type="string" calcext:value-type="string">
            <text:p>Communicat.</text:p>
          </table:table-cell>
          <table:table-cell table:style-name="ce18" office:value-type="string" calcext:value-type="string">
            <text:p>Commande allumage LED</text:p>
          </table:table-cell>
          <table:table-cell table:number-columns-repeated="1009"/>
        </table:table-row>
        <table:table-row table:style-name="ro4" table:number-rows-repeated="104848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2:Feuille1.N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2:12:02.385000000</meta:creation-date>
    <dc:date>2017-02-24T22:48:43.456000000</dc:date>
    <meta:editing-duration>PT6H26M5S</meta:editing-duration>
    <meta:editing-cycles>65</meta:editing-cycles>
    <meta:generator>LibreOffice/5.1.5.2$Windows_x86 LibreOffice_project/7a864d8825610a8c07cfc3bc01dd4fce6a9447e5</meta:generator>
    <meta:document-statistic meta:table-count="1" meta:cell-count="1189" meta:object-count="0"/>
  </office:meta>
</office:document-meta>
</file>